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36cm"/>
    </style:style>
    <style:style style:name="co4" style:family="table-column">
      <style:table-column-properties fo:break-before="auto" style:column-width="1.004cm"/>
    </style:style>
    <style:style style:name="co5" style:family="table-column">
      <style:table-column-properties fo:break-before="auto" style:column-width="5.19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emoji</text:p>
          </table:table-cell>
          <table:table-cell office:value-type="string">
            <text:p>unicode</text:p>
          </table:table-cell>
          <table:table-cell office:value-type="string">
            <text:p>level</text:p>
          </table:table-cell>
          <table:table-cell office:value-type="string">
            <text:p>Description</text:p>
          </table:table-cell>
        </table:table-row>
        <table:table-row table:style-name="ro2">
          <table:table-cell office:value-type="string">
            <text:p>Slightly smiling face</text:p>
          </table:table-cell>
          <table:table-cell office:value-type="string">
            <text:p>🙂</text:p>
          </table:table-cell>
          <table:table-cell office:value-type="string">
            <text:p>U+1F642</text:p>
          </table:table-cell>
          <table:table-cell office:value-type="float" office:value="2">
            <text:p>2</text:p>
          </table:table-cell>
          <table:table-cell office:value-type="string">
            <text:p>Mild, polite happiness</text:p>
          </table:table-cell>
        </table:table-row>
        <table:table-row table:style-name="ro2">
          <table:table-cell office:value-type="string">
            <text:p>Smiling face</text:p>
          </table:table-cell>
          <table:table-cell office:value-type="string">
            <text:p>☺️</text:p>
          </table:table-cell>
          <table:table-cell office:value-type="string">
            <text:p>U+263A</text:p>
          </table:table-cell>
          <table:table-cell office:value-type="float" office:value="3">
            <text:p>3</text:p>
          </table:table-cell>
          <table:table-cell office:value-type="string">
            <text:p>Warm, classic smile</text:p>
          </table:table-cell>
        </table:table-row>
        <table:table-row table:style-name="ro2">
          <table:table-cell office:value-type="string">
            <text:p>Smiling face with big eyes</text:p>
          </table:table-cell>
          <table:table-cell office:value-type="string">
            <text:p>😃</text:p>
          </table:table-cell>
          <table:table-cell office:value-type="string">
            <text:p>U+1F603</text:p>
          </table:table-cell>
          <table:table-cell office:value-type="float" office:value="4">
            <text:p>4</text:p>
          </table:table-cell>
          <table:table-cell office:value-type="string">
            <text:p>Excited joy</text:p>
          </table:table-cell>
        </table:table-row>
        <table:table-row table:style-name="ro2">
          <table:table-cell office:value-type="string">
            <text:p>Smiling face with smiling eyes</text:p>
          </table:table-cell>
          <table:table-cell office:value-type="string">
            <text:p>😄</text:p>
          </table:table-cell>
          <table:table-cell office:value-type="string">
            <text:p>U+1F604</text:p>
          </table:table-cell>
          <table:table-cell office:value-type="float" office:value="4">
            <text:p>4</text:p>
          </table:table-cell>
          <table:table-cell office:value-type="string">
            <text:p>Heartfelt happiness</text:p>
          </table:table-cell>
        </table:table-row>
        <table:table-row table:style-name="ro2">
          <table:table-cell office:value-type="string">
            <text:p>Beaming face with smiling eyes</text:p>
          </table:table-cell>
          <table:table-cell office:value-type="string">
            <text:p>😁</text:p>
          </table:table-cell>
          <table:table-cell office:value-type="string">
            <text:p>U+1F601</text:p>
          </table:table-cell>
          <table:table-cell office:value-type="float" office:value="5">
            <text:p>5</text:p>
          </table:table-cell>
          <table:table-cell office:value-type="string">
            <text:p>Extreme joy</text:p>
          </table:table-cell>
        </table:table-row>
        <table:table-row table:style-name="ro2">
          <table:table-cell office:value-type="string">
            <text:p>Smiling face with tears</text:p>
          </table:table-cell>
          <table:table-cell office:value-type="string">
            <text:p>😅</text:p>
          </table:table-cell>
          <table:table-cell office:value-type="string">
            <text:p>U+1F605</text:p>
          </table:table-cell>
          <table:table-cell office:value-type="float" office:value="3">
            <text:p>3</text:p>
          </table:table-cell>
          <table:table-cell office:value-type="string">
            <text:p>Relieved/laughing under stress</text:p>
          </table:table-cell>
        </table:table-row>
        <table:table-row table:style-name="ro2">
          <table:table-cell office:value-type="string">
            <text:p>Grinning face</text:p>
          </table:table-cell>
          <table:table-cell office:value-type="string">
            <text:p>😆</text:p>
          </table:table-cell>
          <table:table-cell office:value-type="string">
            <text:p>U+1F606</text:p>
          </table:table-cell>
          <table:table-cell office:value-type="float" office:value="4">
            <text:p>4</text:p>
          </table:table-cell>
          <table:table-cell office:value-type="string">
            <text:p>Playful laughter</text:p>
          </table:table-cell>
        </table:table-row>
        <table:table-row table:style-name="ro2">
          <table:table-cell office:value-type="string">
            <text:p>Rolling on the floor laughing</text:p>
          </table:table-cell>
          <table:table-cell office:value-type="string">
            <text:p>🤣</text:p>
          </table:table-cell>
          <table:table-cell office:value-type="string">
            <text:p>U+1F923</text:p>
          </table:table-cell>
          <table:table-cell office:value-type="float" office:value="5">
            <text:p>5</text:p>
          </table:table-cell>
          <table:table-cell office:value-type="string">
            <text:p>Uncontrollable laughter</text:p>
          </table:table-cell>
        </table:table-row>
        <table:table-row table:style-name="ro2">
          <table:table-cell office:value-type="string">
            <text:p>Lauging with tears</text:p>
          </table:table-cell>
          <table:table-cell office:value-type="string">
            <text:p>😂</text:p>
          </table:table-cell>
          <table:table-cell office:value-type="string">
            <text:p>U+1F602</text:p>
          </table:table-cell>
          <table:table-cell office:value-type="float" office:value="5">
            <text:p>5</text:p>
          </table:table-cell>
          <table:table-cell office:value-type="string">
            <text:p>Overwhelmed by humor</text:p>
          </table:table-cell>
        </table:table-row>
        <table:table-row table:style-name="ro2">
          <table:table-cell office:value-type="string">
            <text:p>Upside down face</text:p>
          </table:table-cell>
          <table:table-cell office:value-type="string">
            <text:p>🙃</text:p>
          </table:table-cell>
          <table:table-cell office:value-type="string">
            <text:p>U+1F643</text:p>
          </table:table-cell>
          <table:table-cell office:value-type="float" office:value="2">
            <text:p>2</text:p>
          </table:table-cell>
          <table:table-cell office:value-type="string">
            <text:p>Silly/ironic</text:p>
          </table:table-cell>
        </table:table-row>
        <table:table-row table:style-name="ro2">
          <table:table-cell office:value-type="string">
            <text:p>Winking face</text:p>
          </table:table-cell>
          <table:table-cell office:value-type="string">
            <text:p>😉</text:p>
          </table:table-cell>
          <table:table-cell office:value-type="string">
            <text:p>U+1F609</text:p>
          </table:table-cell>
          <table:table-cell office:value-type="float" office:value="2">
            <text:p>2</text:p>
          </table:table-cell>
          <table:table-cell office:value-type="string">
            <text:p>Playful tease</text:p>
          </table:table-cell>
        </table:table-row>
        <table:table-row table:style-name="ro2">
          <table:table-cell office:value-type="string">
            <text:p>Smiling face with halo</text:p>
          </table:table-cell>
          <table:table-cell office:value-type="string">
            <text:p>😇</text:p>
          </table:table-cell>
          <table:table-cell office:value-type="string">
            <text:p>U+1F607</text:p>
          </table:table-cell>
          <table:table-cell office:value-type="float" office:value="1">
            <text:p>1</text:p>
          </table:table-cell>
          <table:table-cell office:value-type="string">
            <text:p>Innocent/peaceful</text:p>
          </table:table-cell>
        </table:table-row>
        <table:table-row table:style-name="ro2">
          <table:table-cell office:value-type="string">
            <text:p>Smiling face with sunglasses</text:p>
          </table:table-cell>
          <table:table-cell office:value-type="string">
            <text:p>😎</text:p>
          </table:table-cell>
          <table:table-cell office:value-type="string">
            <text:p>U+1F60E</text:p>
          </table:table-cell>
          <table:table-cell office:value-type="float" office:value="2">
            <text:p>2</text:p>
          </table:table-cell>
          <table:table-cell office:value-type="string">
            <text:p>Cool/confident</text:p>
          </table:table-cell>
        </table:table-row>
        <table:table-row table:style-name="ro2">
          <table:table-cell office:value-type="string">
            <text:p>Nerdy face</text:p>
          </table:table-cell>
          <table:table-cell office:value-type="string">
            <text:p>🤓</text:p>
          </table:table-cell>
          <table:table-cell office:value-type="string">
            <text:p>U+1F913</text:p>
          </table:table-cell>
          <table:table-cell office:value-type="float" office:value="1">
            <text:p>1</text:p>
          </table:table-cell>
          <table:table-cell office:value-type="string">
            <text:p>Intellectual</text:p>
          </table:table-cell>
        </table:table-row>
        <table:table-row table:style-name="ro2">
          <table:table-cell office:value-type="string">
            <text:p>Face with monocle</text:p>
          </table:table-cell>
          <table:table-cell office:value-type="string">
            <text:p>🧐</text:p>
          </table:table-cell>
          <table:table-cell office:value-type="string">
            <text:p>U+1F9D0</text:p>
          </table:table-cell>
          <table:table-cell office:value-type="float" office:value="1">
            <text:p>1</text:p>
          </table:table-cell>
          <table:table-cell office:value-type="string">
            <text:p>Curious/skeptical</text:p>
          </table:table-cell>
        </table:table-row>
        <table:table-row table:style-name="ro2">
          <table:table-cell office:value-type="string">
            <text:p>Partying face</text:p>
          </table:table-cell>
          <table:table-cell office:value-type="string">
            <text:p>🥳</text:p>
          </table:table-cell>
          <table:table-cell office:value-type="string">
            <text:p>U+1F973</text:p>
          </table:table-cell>
          <table:table-cell office:value-type="float" office:value="5">
            <text:p>5</text:p>
          </table:table-cell>
          <table:table-cell office:value-type="string">
            <text:p>Extreme celebration</text:p>
          </table:table-cell>
        </table:table-row>
        <table:table-row table:style-name="ro2">
          <table:table-cell office:value-type="string">
            <text:p>Smiling face with hearts</text:p>
          </table:table-cell>
          <table:table-cell office:value-type="string">
            <text:p>🥰</text:p>
          </table:table-cell>
          <table:table-cell office:value-type="string">
            <text:p>U+1F970</text:p>
          </table:table-cell>
          <table:table-cell office:value-type="float" office:value="4">
            <text:p>4</text:p>
          </table:table-cell>
          <table:table-cell office:value-type="string">
            <text:p>Loving adoration</text:p>
          </table:table-cell>
        </table:table-row>
        <table:table-row table:style-name="ro2">
          <table:table-cell office:value-type="string">
            <text:p>Smiling face with heart eyes</text:p>
          </table:table-cell>
          <table:table-cell office:value-type="string">
            <text:p>😍</text:p>
          </table:table-cell>
          <table:table-cell office:value-type="string">
            <text:p>U+1F60D</text:p>
          </table:table-cell>
          <table:table-cell office:value-type="float" office:value="5">
            <text:p>5</text:p>
          </table:table-cell>
          <table:table-cell office:value-type="string">
            <text:p>Deep infatuation</text:p>
          </table:table-cell>
        </table:table-row>
        <table:table-row table:style-name="ro2">
          <table:table-cell office:value-type="string">
            <text:p>Star-struck</text:p>
          </table:table-cell>
          <table:table-cell office:value-type="string">
            <text:p>🤩</text:p>
          </table:table-cell>
          <table:table-cell office:value-type="string">
            <text:p>U+1F929</text:p>
          </table:table-cell>
          <table:table-cell office:value-type="float" office:value="5">
            <text:p>5</text:p>
          </table:table-cell>
          <table:table-cell office:value-type="string">
            <text:p>Awestruck admiration</text:p>
          </table:table-cell>
        </table:table-row>
        <table:table-row table:style-name="ro2">
          <table:table-cell office:value-type="string">
            <text:p>Face blowing kiss</text:p>
          </table:table-cell>
          <table:table-cell office:value-type="string">
            <text:p>😘</text:p>
          </table:table-cell>
          <table:table-cell office:value-type="string">
            <text:p>U+1F618</text:p>
          </table:table-cell>
          <table:table-cell office:value-type="float" office:value="4">
            <text:p>4</text:p>
          </table:table-cell>
          <table:table-cell office:value-type="string">
            <text:p>Affectionate</text:p>
          </table:table-cell>
        </table:table-row>
        <table:table-row table:style-name="ro2">
          <table:table-cell office:value-type="string">
            <text:p>Kissing face</text:p>
          </table:table-cell>
          <table:table-cell office:value-type="string">
            <text:p>😗</text:p>
          </table:table-cell>
          <table:table-cell office:value-type="string">
            <text:p>U+1F617</text:p>
          </table:table-cell>
          <table:table-cell office:value-type="float" office:value="3">
            <text:p>3</text:p>
          </table:table-cell>
          <table:table-cell office:value-type="string">
            <text:p>Neutral kiss</text:p>
          </table:table-cell>
        </table:table-row>
        <table:table-row table:style-name="ro2">
          <table:table-cell office:value-type="string">
            <text:p>Kissing face with closed eyes</text:p>
          </table:table-cell>
          <table:table-cell office:value-type="string">
            <text:p>😚</text:p>
          </table:table-cell>
          <table:table-cell office:value-type="string">
            <text:p>U+1F61A</text:p>
          </table:table-cell>
          <table:table-cell office:value-type="float" office:value="4">
            <text:p>4</text:p>
          </table:table-cell>
          <table:table-cell office:value-type="string">
            <text:p>Romantic kiss</text:p>
          </table:table-cell>
        </table:table-row>
        <table:table-row table:style-name="ro2">
          <table:table-cell office:value-type="string">
            <text:p>Kissing face with smiling eyes</text:p>
          </table:table-cell>
          <table:table-cell office:value-type="string">
            <text:p>😙</text:p>
          </table:table-cell>
          <table:table-cell office:value-type="string">
            <text:p>U+1F619</text:p>
          </table:table-cell>
          <table:table-cell office:value-type="float" office:value="3">
            <text:p>3</text:p>
          </table:table-cell>
          <table:table-cell office:value-type="string">
            <text:p>Friendly kiss</text:p>
          </table:table-cell>
        </table:table-row>
        <table:table-row table:style-name="ro2">
          <table:table-cell office:value-type="string">
            <text:p>Yummy face</text:p>
          </table:table-cell>
          <table:table-cell office:value-type="string">
            <text:p>😋</text:p>
          </table:table-cell>
          <table:table-cell office:value-type="string">
            <text:p>U+1F60B</text:p>
          </table:table-cell>
          <table:table-cell office:value-type="float" office:value="3">
            <text:p>3</text:p>
          </table:table-cell>
          <table:table-cell office:value-type="string">
            <text:p>Playful enjoyment</text:p>
          </table:table-cell>
        </table:table-row>
        <table:table-row table:style-name="ro2">
          <table:table-cell office:value-type="string">
            <text:p>Face with tongue</text:p>
          </table:table-cell>
          <table:table-cell office:value-type="string">
            <text:p>😛</text:p>
          </table:table-cell>
          <table:table-cell office:value-type="string">
            <text:p>U+1F61B</text:p>
          </table:table-cell>
          <table:table-cell office:value-type="float" office:value="2">
            <text:p>2</text:p>
          </table:table-cell>
          <table:table-cell office:value-type="string">
            <text:p>Cheeky/silly</text:p>
          </table:table-cell>
        </table:table-row>
        <table:table-row table:style-name="ro2">
          <table:table-cell office:value-type="string">
            <text:p>Winking face with tongue</text:p>
          </table:table-cell>
          <table:table-cell office:value-type="string">
            <text:p>😜</text:p>
          </table:table-cell>
          <table:table-cell office:value-type="string">
            <text:p>U+1F61C</text:p>
          </table:table-cell>
          <table:table-cell office:value-type="float" office:value="3">
            <text:p>3</text:p>
          </table:table-cell>
          <table:table-cell office:value-type="string">
            <text:p>Mischievous</text:p>
          </table:table-cell>
        </table:table-row>
        <table:table-row table:style-name="ro2">
          <table:table-cell office:value-type="string">
            <text:p>Zany face</text:p>
          </table:table-cell>
          <table:table-cell office:value-type="string">
            <text:p>🤪</text:p>
          </table:table-cell>
          <table:table-cell office:value-type="string">
            <text:p>U+1F92A</text:p>
          </table:table-cell>
          <table:table-cell office:value-type="float" office:value="4">
            <text:p>4</text:p>
          </table:table-cell>
          <table:table-cell office:value-type="string">
            <text:p>Wild/goofy</text:p>
          </table:table-cell>
        </table:table-row>
        <table:table-row table:style-name="ro2">
          <table:table-cell office:value-type="string">
            <text:p>Squinting face with tongue</text:p>
          </table:table-cell>
          <table:table-cell office:value-type="string">
            <text:p>😝</text:p>
          </table:table-cell>
          <table:table-cell office:value-type="string">
            <text:p>U+1F61D</text:p>
          </table:table-cell>
          <table:table-cell office:value-type="float" office:value="3">
            <text:p>3</text:p>
          </table:table-cell>
          <table:table-cell office:value-type="string">
            <text:p>Exaggerated silliness</text:p>
          </table:table-cell>
        </table:table-row>
        <table:table-row table:style-name="ro2">
          <table:table-cell office:value-type="string">
            <text:p>Money face with money tongue</text:p>
          </table:table-cell>
          <table:table-cell office:value-type="string">
            <text:p>🤑</text:p>
          </table:table-cell>
          <table:table-cell office:value-type="string">
            <text:p>U+1F911</text:p>
          </table:table-cell>
          <table:table-cell office:value-type="float" office:value="3">
            <text:p>3</text:p>
          </table:table-cell>
          <table:table-cell office:value-type="string">
            <text:p>Greedy excitement</text:p>
          </table:table-cell>
        </table:table-row>
        <table:table-row table:style-name="ro2">
          <table:table-cell office:value-type="string">
            <text:p>Hugs</text:p>
          </table:table-cell>
          <table:table-cell office:value-type="string">
            <text:p>🤗</text:p>
          </table:table-cell>
          <table:table-cell office:value-type="string">
            <text:p>U+1F917</text:p>
          </table:table-cell>
          <table:table-cell office:value-type="float" office:value="3">
            <text:p>3</text:p>
          </table:table-cell>
          <table:table-cell office:value-type="string">
            <text:p>Warm affection</text:p>
          </table:table-cell>
        </table:table-row>
        <table:table-row table:style-name="ro2">
          <table:table-cell office:value-type="string">
            <text:p>Face with hand in mouth</text:p>
          </table:table-cell>
          <table:table-cell office:value-type="string">
            <text:p>🤭</text:p>
          </table:table-cell>
          <table:table-cell office:value-type="string">
            <text:p>U+1F92D</text:p>
          </table:table-cell>
          <table:table-cell office:value-type="float" office:value="2">
            <text:p>2</text:p>
          </table:table-cell>
          <table:table-cell office:value-type="string">
            <text:p>Shy/surprised</text:p>
          </table:table-cell>
        </table:table-row>
        <table:table-row table:style-name="ro2">
          <table:table-cell office:value-type="string">
            <text:p>Shushing face</text:p>
          </table:table-cell>
          <table:table-cell office:value-type="string">
            <text:p>🤫</text:p>
          </table:table-cell>
          <table:table-cell office:value-type="string">
            <text:p>U+1F92B</text:p>
          </table:table-cell>
          <table:table-cell office:value-type="float" office:value="2">
            <text:p>2</text:p>
          </table:table-cell>
          <table:table-cell office:value-type="string">
            <text:p>Secretive</text:p>
          </table:table-cell>
        </table:table-row>
        <table:table-row table:style-name="ro2">
          <table:table-cell office:value-type="string">
            <text:p>Thinking face</text:p>
          </table:table-cell>
          <table:table-cell office:value-type="string">
            <text:p>🤔</text:p>
          </table:table-cell>
          <table:table-cell office:value-type="string">
            <text:p>U+1F914</text:p>
          </table:table-cell>
          <table:table-cell office:value-type="float" office:value="1">
            <text:p>1</text:p>
          </table:table-cell>
          <table:table-cell office:value-type="string">
            <text:p>Pensive/neutral</text:p>
          </table:table-cell>
        </table:table-row>
        <table:table-row table:style-name="ro2">
          <table:table-cell office:value-type="string">
            <text:p>Neutral face</text:p>
          </table:table-cell>
          <table:table-cell office:value-type="string">
            <text:p>😐</text:p>
          </table:table-cell>
          <table:table-cell office:value-type="string">
            <text:p>U+1F610</text:p>
          </table:table-cell>
          <table:table-cell office:value-type="float" office:value="1">
            <text:p>1</text:p>
          </table:table-cell>
          <table:table-cell office:value-type="string">
            <text:p>No emotion</text:p>
          </table:table-cell>
        </table:table-row>
        <table:table-row table:style-name="ro2">
          <table:table-cell office:value-type="string">
            <text:p>Zipped mouth</text:p>
          </table:table-cell>
          <table:table-cell office:value-type="string">
            <text:p>🤐</text:p>
          </table:table-cell>
          <table:table-cell office:value-type="string">
            <text:p>U+1F910</text:p>
          </table:table-cell>
          <table:table-cell office:value-type="float" office:value="1">
            <text:p>1</text:p>
          </table:table-cell>
          <table:table-cell office:value-type="string">
            <text:p>Silent</text:p>
          </table:table-cell>
        </table:table-row>
        <table:table-row table:style-name="ro2">
          <table:table-cell office:value-type="string">
            <text:p>Face with raised eyebrow</text:p>
          </table:table-cell>
          <table:table-cell office:value-type="string">
            <text:p>🤨</text:p>
          </table:table-cell>
          <table:table-cell office:value-type="string">
            <text:p>U+1F928</text:p>
          </table:table-cell>
          <table:table-cell office:value-type="float" office:value="2">
            <text:p>2</text:p>
          </table:table-cell>
          <table:table-cell office:value-type="string">
            <text:p>Skeptical</text:p>
          </table:table-cell>
        </table:table-row>
        <table:table-row table:style-name="ro2">
          <table:table-cell office:value-type="string">
            <text:p>Expressionless face</text:p>
          </table:table-cell>
          <table:table-cell office:value-type="string">
            <text:p>😑</text:p>
          </table:table-cell>
          <table:table-cell office:value-type="string">
            <text:p>U+1F611</text:p>
          </table:table-cell>
          <table:table-cell office:value-type="float" office:value="1">
            <text:p>1</text:p>
          </table:table-cell>
          <table:table-cell office:value-type="string">
            <text:p>Blank</text:p>
          </table:table-cell>
        </table:table-row>
        <table:table-row table:style-name="ro2">
          <table:table-cell office:value-type="string">
            <text:p>Face with no mouth</text:p>
          </table:table-cell>
          <table:table-cell office:value-type="string">
            <text:p>😶</text:p>
          </table:table-cell>
          <table:table-cell office:value-type="string">
            <text:p>U+1F636</text:p>
          </table:table-cell>
          <table:table-cell office:value-type="float" office:value="1">
            <text:p>1</text:p>
          </table:table-cell>
          <table:table-cell office:value-type="string">
            <text:p>Speechless</text:p>
          </table:table-cell>
        </table:table-row>
        <table:table-row table:style-name="ro2">
          <table:table-cell office:value-type="string">
            <text:p>Smirking face</text:p>
          </table:table-cell>
          <table:table-cell office:value-type="string">
            <text:p>😏</text:p>
          </table:table-cell>
          <table:table-cell office:value-type="string">
            <text:p>U+1F60F</text:p>
          </table:table-cell>
          <table:table-cell office:value-type="float" office:value="2">
            <text:p>2</text:p>
          </table:table-cell>
          <table:table-cell office:value-type="string">
            <text:p>Sly/smug</text:p>
          </table:table-cell>
        </table:table-row>
        <table:table-row table:style-name="ro2">
          <table:table-cell office:value-type="string">
            <text:p>Unamused face</text:p>
          </table:table-cell>
          <table:table-cell office:value-type="string">
            <text:p>😒</text:p>
          </table:table-cell>
          <table:table-cell office:value-type="string">
            <text:p>U+1F612</text:p>
          </table:table-cell>
          <table:table-cell office:value-type="float" office:value="2">
            <text:p>2</text:p>
          </table:table-cell>
          <table:table-cell office:value-type="string">
            <text:p>Annoyed</text:p>
          </table:table-cell>
        </table:table-row>
        <table:table-row table:style-name="ro2">
          <table:table-cell office:value-type="string">
            <text:p>Face with rolling eyes</text:p>
          </table:table-cell>
          <table:table-cell office:value-type="string">
            <text:p>🙄</text:p>
          </table:table-cell>
          <table:table-cell office:value-type="string">
            <text:p>U+1F644</text:p>
          </table:table-cell>
          <table:table-cell office:value-type="float" office:value="2">
            <text:p>2</text:p>
          </table:table-cell>
          <table:table-cell office:value-type="string">
            <text:p>Dismissive</text:p>
          </table:table-cell>
        </table:table-row>
        <table:table-row table:style-name="ro2">
          <table:table-cell office:value-type="string">
            <text:p>Grimacing face</text:p>
          </table:table-cell>
          <table:table-cell office:value-type="string">
            <text:p>😬</text:p>
          </table:table-cell>
          <table:table-cell office:value-type="string">
            <text:p>U+1F62C</text:p>
          </table:table-cell>
          <table:table-cell office:value-type="float" office:value="3">
            <text:p>3</text:p>
          </table:table-cell>
          <table:table-cell office:value-type="string">
            <text:p>Discomfort</text:p>
          </table:table-cell>
        </table:table-row>
        <table:table-row table:style-name="ro2">
          <table:table-cell office:value-type="string">
            <text:p>Lying face</text:p>
          </table:table-cell>
          <table:table-cell office:value-type="string">
            <text:p>🤥</text:p>
          </table:table-cell>
          <table:table-cell office:value-type="string">
            <text:p>U+1F925</text:p>
          </table:table-cell>
          <table:table-cell office:value-type="float" office:value="3">
            <text:p>3</text:p>
          </table:table-cell>
          <table:table-cell office:value-type="string">
            <text:p>Deceptive</text:p>
          </table:table-cell>
        </table:table-row>
        <table:table-row table:style-name="ro2">
          <table:table-cell office:value-type="string">
            <text:p>Sleepy face</text:p>
          </table:table-cell>
          <table:table-cell office:value-type="string">
            <text:p>😪</text:p>
          </table:table-cell>
          <table:table-cell office:value-type="string">
            <text:p>U+1F62A</text:p>
          </table:table-cell>
          <table:table-cell office:value-type="float" office:value="2">
            <text:p>2</text:p>
          </table:table-cell>
          <table:table-cell office:value-type="string">
            <text:p>Tired</text:p>
          </table:table-cell>
        </table:table-row>
        <table:table-row table:style-name="ro2">
          <table:table-cell office:value-type="string">
            <text:p>Sleeping face</text:p>
          </table:table-cell>
          <table:table-cell office:value-type="string">
            <text:p>😴</text:p>
          </table:table-cell>
          <table:table-cell office:value-type="string">
            <text:p>U+1F634</text:p>
          </table:table-cell>
          <table:table-cell office:value-type="float" office:value="1">
            <text:p>1</text:p>
          </table:table-cell>
          <table:table-cell office:value-type="string">
            <text:p>Asleep</text:p>
          </table:table-cell>
        </table:table-row>
        <table:table-row table:style-name="ro2">
          <table:table-cell office:value-type="string">
            <text:p>Relieved face</text:p>
          </table:table-cell>
          <table:table-cell office:value-type="string">
            <text:p>😌</text:p>
          </table:table-cell>
          <table:table-cell office:value-type="string">
            <text:p>U+1F60C</text:p>
          </table:table-cell>
          <table:table-cell office:value-type="float" office:value="3">
            <text:p>3</text:p>
          </table:table-cell>
          <table:table-cell office:value-type="string">
            <text:p>Calm/content</text:p>
          </table:table-cell>
        </table:table-row>
        <table:table-row table:style-name="ro2">
          <table:table-cell office:value-type="string">
            <text:p>Pensive face</text:p>
          </table:table-cell>
          <table:table-cell office:value-type="string">
            <text:p>😔</text:p>
          </table:table-cell>
          <table:table-cell office:value-type="string">
            <text:p>U+1F614</text:p>
          </table:table-cell>
          <table:table-cell office:value-type="float" office:value="2">
            <text:p>2</text:p>
          </table:table-cell>
          <table:table-cell office:value-type="string">
            <text:p>Reflective sadness</text:p>
          </table:table-cell>
        </table:table-row>
        <table:table-row table:style-name="ro2">
          <table:table-cell office:value-type="string">
            <text:p>Drooling face</text:p>
          </table:table-cell>
          <table:table-cell office:value-type="string">
            <text:p>🤤</text:p>
          </table:table-cell>
          <table:table-cell office:value-type="string">
            <text:p>U+1F924</text:p>
          </table:table-cell>
          <table:table-cell office:value-type="float" office:value="2">
            <text:p>2</text:p>
          </table:table-cell>
          <table:table-cell office:value-type="string">
            <text:p>Desire (e.g., food)</text:p>
          </table:table-cell>
        </table:table-row>
        <table:table-row table:style-name="ro2">
          <table:table-cell office:value-type="string">
            <text:p>Face with mask</text:p>
          </table:table-cell>
          <table:table-cell office:value-type="string">
            <text:p>😷</text:p>
          </table:table-cell>
          <table:table-cell office:value-type="string">
            <text:p>U+1F637</text:p>
          </table:table-cell>
          <table:table-cell office:value-type="float" office:value="2">
            <text:p>2</text:p>
          </table:table-cell>
          <table:table-cell office:value-type="string">
            <text:p>Sick/cautious</text:p>
          </table:table-cell>
        </table:table-row>
        <table:table-row table:style-name="ro2">
          <table:table-cell office:value-type="string">
            <text:p>Face with thermometer</text:p>
          </table:table-cell>
          <table:table-cell office:value-type="string">
            <text:p>🤒</text:p>
          </table:table-cell>
          <table:table-cell office:value-type="string">
            <text:p>U+1F912</text:p>
          </table:table-cell>
          <table:table-cell office:value-type="float" office:value="3">
            <text:p>3</text:p>
          </table:table-cell>
          <table:table-cell office:value-type="string">
            <text:p>Ill</text:p>
          </table:table-cell>
        </table:table-row>
        <table:table-row table:style-name="ro2">
          <table:table-cell office:value-type="string">
            <text:p>Face with bandage</text:p>
          </table:table-cell>
          <table:table-cell office:value-type="string">
            <text:p>🤕</text:p>
          </table:table-cell>
          <table:table-cell office:value-type="string">
            <text:p>U+1F915</text:p>
          </table:table-cell>
          <table:table-cell office:value-type="float" office:value="3">
            <text:p>3</text:p>
          </table:table-cell>
          <table:table-cell office:value-type="string">
            <text:p>Injured</text:p>
          </table:table-cell>
        </table:table-row>
        <table:table-row table:style-name="ro2">
          <table:table-cell office:value-type="string">
            <text:p>Nauseous face</text:p>
          </table:table-cell>
          <table:table-cell office:value-type="string">
            <text:p>🤢</text:p>
          </table:table-cell>
          <table:table-cell office:value-type="string">
            <text:p>U+1F922</text:p>
          </table:table-cell>
          <table:table-cell office:value-type="float" office:value="4">
            <text:p>4</text:p>
          </table:table-cell>
          <table:table-cell office:value-type="string">
            <text:p>Sick/disgusted</text:p>
          </table:table-cell>
        </table:table-row>
        <table:table-row table:style-name="ro2">
          <table:table-cell office:value-type="string">
            <text:p>Vomiting face</text:p>
          </table:table-cell>
          <table:table-cell office:value-type="string">
            <text:p>🤮</text:p>
          </table:table-cell>
          <table:table-cell office:value-type="string">
            <text:p>U+1F92E</text:p>
          </table:table-cell>
          <table:table-cell office:value-type="float" office:value="5">
            <text:p>5</text:p>
          </table:table-cell>
          <table:table-cell office:value-type="string">
            <text:p>Extreme disgust</text:p>
          </table:table-cell>
        </table:table-row>
        <table:table-row table:style-name="ro2">
          <table:table-cell office:value-type="string">
            <text:p>Sneezing face</text:p>
          </table:table-cell>
          <table:table-cell office:value-type="string">
            <text:p>🤧</text:p>
          </table:table-cell>
          <table:table-cell office:value-type="string">
            <text:p>U+1F927</text:p>
          </table:table-cell>
          <table:table-cell office:value-type="float" office:value="2">
            <text:p>2</text:p>
          </table:table-cell>
          <table:table-cell office:value-type="string">
            <text:p>Allergies/cold</text:p>
          </table:table-cell>
        </table:table-row>
        <table:table-row table:style-name="ro2">
          <table:table-cell office:value-type="string">
            <text:p>Hot face</text:p>
          </table:table-cell>
          <table:table-cell office:value-type="string">
            <text:p>🥵</text:p>
          </table:table-cell>
          <table:table-cell office:value-type="string">
            <text:p>U+1F975</text:p>
          </table:table-cell>
          <table:table-cell office:value-type="float" office:value="4">
            <text:p>4</text:p>
          </table:table-cell>
          <table:table-cell office:value-type="string">
            <text:p>Overheated</text:p>
          </table:table-cell>
        </table:table-row>
        <table:table-row table:style-name="ro2">
          <table:table-cell office:value-type="string">
            <text:p>Cold face</text:p>
          </table:table-cell>
          <table:table-cell office:value-type="string">
            <text:p>🥶</text:p>
          </table:table-cell>
          <table:table-cell office:value-type="string">
            <text:p>U+1F976</text:p>
          </table:table-cell>
          <table:table-cell office:value-type="float" office:value="4">
            <text:p>4</text:p>
          </table:table-cell>
          <table:table-cell office:value-type="string">
            <text:p>Freezing</text:p>
          </table:table-cell>
        </table:table-row>
        <table:table-row table:style-name="ro2">
          <table:table-cell office:value-type="string">
            <text:p>Woozy face</text:p>
          </table:table-cell>
          <table:table-cell office:value-type="string">
            <text:p>🥴</text:p>
          </table:table-cell>
          <table:table-cell office:value-type="string">
            <text:p>U+1F974</text:p>
          </table:table-cell>
          <table:table-cell office:value-type="float" office:value="3">
            <text:p>3</text:p>
          </table:table-cell>
          <table:table-cell office:value-type="string">
            <text:p>Dizzy/confused</text:p>
          </table:table-cell>
        </table:table-row>
        <table:table-row table:style-name="ro2">
          <table:table-cell office:value-type="string">
            <text:p>Face with crossed-out eyes</text:p>
          </table:table-cell>
          <table:table-cell office:value-type="string">
            <text:p>😵</text:p>
          </table:table-cell>
          <table:table-cell office:value-type="string">
            <text:p>U+1F635</text:p>
          </table:table-cell>
          <table:table-cell office:value-type="float" office:value="4">
            <text:p>4</text:p>
          </table:table-cell>
          <table:table-cell office:value-type="string">
            <text:p>Dead/dizzy</text:p>
          </table:table-cell>
        </table:table-row>
        <table:table-row table:style-name="ro2">
          <table:table-cell office:value-type="string">
            <text:p>Face with exploding head</text:p>
          </table:table-cell>
          <table:table-cell office:value-type="string">
            <text:p>🤯</text:p>
          </table:table-cell>
          <table:table-cell office:value-type="string">
            <text:p>U+1F92F</text:p>
          </table:table-cell>
          <table:table-cell office:value-type="float" office:value="5">
            <text:p>5</text:p>
          </table:table-cell>
          <table:table-cell office:value-type="string">
            <text:p>Mind-blown</text:p>
          </table:table-cell>
        </table:table-row>
        <table:table-row table:style-name="ro2">
          <table:table-cell office:value-type="string">
            <text:p>Confused face</text:p>
          </table:table-cell>
          <table:table-cell office:value-type="string">
            <text:p>😕</text:p>
          </table:table-cell>
          <table:table-cell office:value-type="string">
            <text:p>U+1F615</text:p>
          </table:table-cell>
          <table:table-cell office:value-type="float" office:value="3">
            <text:p>3</text:p>
          </table:table-cell>
          <table:table-cell office:value-type="string">
            <text:p>Puzzled</text:p>
          </table:table-cell>
        </table:table-row>
        <table:table-row table:style-name="ro2">
          <table:table-cell office:value-type="string">
            <text:p>Worried face</text:p>
          </table:table-cell>
          <table:table-cell office:value-type="string">
            <text:p>😟</text:p>
          </table:table-cell>
          <table:table-cell office:value-type="string">
            <text:p>U+1F61F</text:p>
          </table:table-cell>
          <table:table-cell office:value-type="float" office:value="3">
            <text:p>3</text:p>
          </table:table-cell>
          <table:table-cell office:value-type="string">
            <text:p>Anxious</text:p>
          </table:table-cell>
        </table:table-row>
        <table:table-row table:style-name="ro2">
          <table:table-cell office:value-type="string">
            <text:p>Slightly frowning face</text:p>
          </table:table-cell>
          <table:table-cell office:value-type="string">
            <text:p>🙁</text:p>
          </table:table-cell>
          <table:table-cell office:value-type="string">
            <text:p>U+1F641</text:p>
          </table:table-cell>
          <table:table-cell office:value-type="float" office:value="2">
            <text:p>2</text:p>
          </table:table-cell>
          <table:table-cell office:value-type="string">
            <text:p>Mild sadness</text:p>
          </table:table-cell>
        </table:table-row>
        <table:table-row table:style-name="ro2">
          <table:table-cell office:value-type="string">
            <text:p>Frowning face</text:p>
          </table:table-cell>
          <table:table-cell office:value-type="string">
            <text:p>☹️</text:p>
          </table:table-cell>
          <table:table-cell office:value-type="string">
            <text:p>U+2639</text:p>
          </table:table-cell>
          <table:table-cell office:value-type="float" office:value="3">
            <text:p>3</text:p>
          </table:table-cell>
          <table:table-cell office:value-type="string">
            <text:p>Sad</text:p>
          </table:table-cell>
        </table:table-row>
        <table:table-row table:style-name="ro2">
          <table:table-cell office:value-type="string">
            <text:p>Face with open mouth</text:p>
          </table:table-cell>
          <table:table-cell office:value-type="string">
            <text:p>😮</text:p>
          </table:table-cell>
          <table:table-cell office:value-type="string">
            <text:p>U+1F62E</text:p>
          </table:table-cell>
          <table:table-cell office:value-type="float" office:value="3">
            <text:p>3</text:p>
          </table:table-cell>
          <table:table-cell office:value-type="string">
            <text:p>Surprised</text:p>
          </table:table-cell>
        </table:table-row>
        <table:table-row table:style-name="ro2">
          <table:table-cell office:value-type="string">
            <text:p>Hushed face</text:p>
          </table:table-cell>
          <table:table-cell office:value-type="string">
            <text:p>😯</text:p>
          </table:table-cell>
          <table:table-cell office:value-type="string">
            <text:p>U+1F62F</text:p>
          </table:table-cell>
          <table:table-cell office:value-type="float" office:value="3">
            <text:p>3</text:p>
          </table:table-cell>
          <table:table-cell office:value-type="string">
            <text:p>Shocked</text:p>
          </table:table-cell>
        </table:table-row>
        <table:table-row table:style-name="ro2">
          <table:table-cell office:value-type="string">
            <text:p>Astonished face</text:p>
          </table:table-cell>
          <table:table-cell office:value-type="string">
            <text:p>😲</text:p>
          </table:table-cell>
          <table:table-cell office:value-type="string">
            <text:p>U+1F632</text:p>
          </table:table-cell>
          <table:table-cell office:value-type="float" office:value="4">
            <text:p>4</text:p>
          </table:table-cell>
          <table:table-cell office:value-type="string">
            <text:p>Amazed</text:p>
          </table:table-cell>
        </table:table-row>
        <table:table-row table:style-name="ro2">
          <table:table-cell office:value-type="string">
            <text:p>Flushed face</text:p>
          </table:table-cell>
          <table:table-cell office:value-type="string">
            <text:p>😳</text:p>
          </table:table-cell>
          <table:table-cell office:value-type="string">
            <text:p>U+1F633</text:p>
          </table:table-cell>
          <table:table-cell office:value-type="float" office:value="4">
            <text:p>4</text:p>
          </table:table-cell>
          <table:table-cell office:value-type="string">
            <text:p>Embarrassed</text:p>
          </table:table-cell>
        </table:table-row>
        <table:table-row table:style-name="ro2">
          <table:table-cell office:value-type="string">
            <text:p>Begging face</text:p>
          </table:table-cell>
          <table:table-cell office:value-type="string">
            <text:p>🥺</text:p>
          </table:table-cell>
          <table:table-cell office:value-type="string">
            <text:p>U+1F97A</text:p>
          </table:table-cell>
          <table:table-cell office:value-type="float" office:value="4">
            <text:p>4</text:p>
          </table:table-cell>
          <table:table-cell office:value-type="string">
            <text:p>Pleading</text:p>
          </table:table-cell>
        </table:table-row>
        <table:table-row table:style-name="ro2">
          <table:table-cell office:value-type="string">
            <text:p>Frowning face with open mouth</text:p>
          </table:table-cell>
          <table:table-cell office:value-type="string">
            <text:p>😦</text:p>
          </table:table-cell>
          <table:table-cell office:value-type="string">
            <text:p>U+1F626</text:p>
          </table:table-cell>
          <table:table-cell office:value-type="float" office:value="4">
            <text:p>4</text:p>
          </table:table-cell>
          <table:table-cell office:value-type="string">
            <text:p>Distressed</text:p>
          </table:table-cell>
        </table:table-row>
        <table:table-row table:style-name="ro2">
          <table:table-cell office:value-type="string">
            <text:p>Anguished face</text:p>
          </table:table-cell>
          <table:table-cell office:value-type="string">
            <text:p>😧</text:p>
          </table:table-cell>
          <table:table-cell office:value-type="string">
            <text:p>U+1F627</text:p>
          </table:table-cell>
          <table:table-cell office:value-type="float" office:value="5">
            <text:p>5</text:p>
          </table:table-cell>
          <table:table-cell office:value-type="string">
            <text:p>Extreme distress</text:p>
          </table:table-cell>
        </table:table-row>
        <table:table-row table:style-name="ro2">
          <table:table-cell office:value-type="string">
            <text:p>Fearful face</text:p>
          </table:table-cell>
          <table:table-cell office:value-type="string">
            <text:p>😨</text:p>
          </table:table-cell>
          <table:table-cell office:value-type="string">
            <text:p>U+1F628</text:p>
          </table:table-cell>
          <table:table-cell office:value-type="float" office:value="5">
            <text:p>5</text:p>
          </table:table-cell>
          <table:table-cell office:value-type="string">
            <text:p>Scared</text:p>
          </table:table-cell>
        </table:table-row>
        <table:table-row table:style-name="ro2">
          <table:table-cell office:value-type="string">
            <text:p>Anxious face with sweat</text:p>
          </table:table-cell>
          <table:table-cell office:value-type="string">
            <text:p>😰</text:p>
          </table:table-cell>
          <table:table-cell office:value-type="string">
            <text:p>U+1F630</text:p>
          </table:table-cell>
          <table:table-cell office:value-type="float" office:value="4">
            <text:p>4</text:p>
          </table:table-cell>
          <table:table-cell office:value-type="string">
            <text:p>Nervous</text:p>
          </table:table-cell>
        </table:table-row>
        <table:table-row table:style-name="ro2">
          <table:table-cell office:value-type="string">
            <text:p>Sad but relieved face</text:p>
          </table:table-cell>
          <table:table-cell office:value-type="string">
            <text:p>😥</text:p>
          </table:table-cell>
          <table:table-cell office:value-type="string">
            <text:p>U+1F625</text:p>
          </table:table-cell>
          <table:table-cell office:value-type="float" office:value="3">
            <text:p>3</text:p>
          </table:table-cell>
          <table:table-cell office:value-type="string">
            <text:p>Tearful relief</text:p>
          </table:table-cell>
        </table:table-row>
        <table:table-row table:style-name="ro2">
          <table:table-cell office:value-type="string">
            <text:p>Crying face</text:p>
          </table:table-cell>
          <table:table-cell office:value-type="string">
            <text:p>😢</text:p>
          </table:table-cell>
          <table:table-cell office:value-type="string">
            <text:p>U+1F622</text:p>
          </table:table-cell>
          <table:table-cell office:value-type="float" office:value="4">
            <text:p>4</text:p>
          </table:table-cell>
          <table:table-cell office:value-type="string">
            <text:p>Sad tears</text:p>
          </table:table-cell>
        </table:table-row>
        <table:table-row table:style-name="ro2">
          <table:table-cell office:value-type="string">
            <text:p>Loudly crying face</text:p>
          </table:table-cell>
          <table:table-cell office:value-type="string">
            <text:p>😭</text:p>
          </table:table-cell>
          <table:table-cell office:value-type="string">
            <text:p>U+1F62D</text:p>
          </table:table-cell>
          <table:table-cell office:value-type="float" office:value="5">
            <text:p>5</text:p>
          </table:table-cell>
          <table:table-cell office:value-type="string">
            <text:p>Hysterical crying</text:p>
          </table:table-cell>
        </table:table-row>
        <table:table-row table:style-name="ro2">
          <table:table-cell office:value-type="string">
            <text:p>Screaming face</text:p>
          </table:table-cell>
          <table:table-cell office:value-type="string">
            <text:p>😱</text:p>
          </table:table-cell>
          <table:table-cell office:value-type="string">
            <text:p>U+1F631</text:p>
          </table:table-cell>
          <table:table-cell office:value-type="float" office:value="5">
            <text:p>5</text:p>
          </table:table-cell>
          <table:table-cell office:value-type="string">
            <text:p>Terror</text:p>
          </table:table-cell>
        </table:table-row>
        <table:table-row table:style-name="ro2">
          <table:table-cell office:value-type="string">
            <text:p>Confounded face</text:p>
          </table:table-cell>
          <table:table-cell office:value-type="string">
            <text:p>😖</text:p>
          </table:table-cell>
          <table:table-cell office:value-type="string">
            <text:p>U+1F616</text:p>
          </table:table-cell>
          <table:table-cell office:value-type="float" office:value="4">
            <text:p>4</text:p>
          </table:table-cell>
          <table:table-cell office:value-type="string">
            <text:p>Frustrated</text:p>
          </table:table-cell>
        </table:table-row>
        <table:table-row table:style-name="ro2">
          <table:table-cell office:value-type="string">
            <text:p>Persevering face</text:p>
          </table:table-cell>
          <table:table-cell office:value-type="string">
            <text:p>😣</text:p>
          </table:table-cell>
          <table:table-cell office:value-type="string">
            <text:p>U+1F623</text:p>
          </table:table-cell>
          <table:table-cell office:value-type="float" office:value="4">
            <text:p>4</text:p>
          </table:table-cell>
          <table:table-cell office:value-type="string">
            <text:p>Struggling</text:p>
          </table:table-cell>
        </table:table-row>
        <table:table-row table:style-name="ro2">
          <table:table-cell office:value-type="string">
            <text:p>Disappointed face</text:p>
          </table:table-cell>
          <table:table-cell office:value-type="string">
            <text:p>😞</text:p>
          </table:table-cell>
          <table:table-cell office:value-type="string">
            <text:p>U+1F61E</text:p>
          </table:table-cell>
          <table:table-cell office:value-type="float" office:value="3">
            <text:p>3</text:p>
          </table:table-cell>
          <table:table-cell office:value-type="string">
            <text:p>Let down</text:p>
          </table:table-cell>
        </table:table-row>
        <table:table-row table:style-name="ro2">
          <table:table-cell office:value-type="string">
            <text:p>Downcast face with sweat</text:p>
          </table:table-cell>
          <table:table-cell office:value-type="string">
            <text:p>😓</text:p>
          </table:table-cell>
          <table:table-cell office:value-type="string">
            <text:p>U+1F613</text:p>
          </table:table-cell>
          <table:table-cell office:value-type="float" office:value="3">
            <text:p>3</text:p>
          </table:table-cell>
          <table:table-cell office:value-type="string">
            <text:p>Stressed</text:p>
          </table:table-cell>
        </table:table-row>
        <table:table-row table:style-name="ro2">
          <table:table-cell office:value-type="string">
            <text:p>Weary face</text:p>
          </table:table-cell>
          <table:table-cell office:value-type="string">
            <text:p>😩</text:p>
          </table:table-cell>
          <table:table-cell office:value-type="string">
            <text:p>U+1F629</text:p>
          </table:table-cell>
          <table:table-cell office:value-type="float" office:value="4">
            <text:p>4</text:p>
          </table:table-cell>
          <table:table-cell office:value-type="string">
            <text:p>Exhausted</text:p>
          </table:table-cell>
        </table:table-row>
        <table:table-row table:style-name="ro2">
          <table:table-cell office:value-type="string">
            <text:p>Tired face</text:p>
          </table:table-cell>
          <table:table-cell office:value-type="string">
            <text:p>😫</text:p>
          </table:table-cell>
          <table:table-cell office:value-type="string">
            <text:p>U+1F62B</text:p>
          </table:table-cell>
          <table:table-cell office:value-type="float" office:value="3">
            <text:p>3</text:p>
          </table:table-cell>
          <table:table-cell office:value-type="string">
            <text:p>Fatigued</text:p>
          </table:table-cell>
        </table:table-row>
        <table:table-row table:style-name="ro2">
          <table:table-cell office:value-type="string">
            <text:p>Yawning face</text:p>
          </table:table-cell>
          <table:table-cell office:value-type="string">
            <text:p>🥱</text:p>
          </table:table-cell>
          <table:table-cell office:value-type="string">
            <text:p>U+1F971</text:p>
          </table:table-cell>
          <table:table-cell office:value-type="float" office:value="2">
            <text:p>2</text:p>
          </table:table-cell>
          <table:table-cell office:value-type="string">
            <text:p>Sleepy</text:p>
          </table:table-cell>
        </table:table-row>
        <table:table-row table:style-name="ro2">
          <table:table-cell office:value-type="string">
            <text:p>Face with steam</text:p>
          </table:table-cell>
          <table:table-cell office:value-type="string">
            <text:p>😤</text:p>
          </table:table-cell>
          <table:table-cell office:value-type="string">
            <text:p>U+1F624</text:p>
          </table:table-cell>
          <table:table-cell office:value-type="float" office:value="4">
            <text:p>4</text:p>
          </table:table-cell>
          <table:table-cell office:value-type="string">
            <text:p>Fuming</text:p>
          </table:table-cell>
        </table:table-row>
        <table:table-row table:style-name="ro2">
          <table:table-cell office:value-type="string">
            <text:p>Pouting face</text:p>
          </table:table-cell>
          <table:table-cell office:value-type="string">
            <text:p>😡</text:p>
          </table:table-cell>
          <table:table-cell office:value-type="string">
            <text:p>U+1F621</text:p>
          </table:table-cell>
          <table:table-cell office:value-type="float" office:value="5">
            <text:p>5</text:p>
          </table:table-cell>
          <table:table-cell office:value-type="string">
            <text:p>Rage</text:p>
          </table:table-cell>
        </table:table-row>
        <table:table-row table:style-name="ro2">
          <table:table-cell office:value-type="string">
            <text:p>Angry face</text:p>
          </table:table-cell>
          <table:table-cell office:value-type="string">
            <text:p>😠</text:p>
          </table:table-cell>
          <table:table-cell office:value-type="string">
            <text:p>U+1F620</text:p>
          </table:table-cell>
          <table:table-cell office:value-type="float" office:value="4">
            <text:p>4</text:p>
          </table:table-cell>
          <table:table-cell office:value-type="string">
            <text:p>Angry</text:p>
          </table:table-cell>
        </table:table-row>
        <table:table-row table:style-name="ro2">
          <table:table-cell office:value-type="string">
            <text:p>Face with symbols on mouth</text:p>
          </table:table-cell>
          <table:table-cell office:value-type="string">
            <text:p>🤬</text:p>
          </table:table-cell>
          <table:table-cell office:value-type="string">
            <text:p>U+1F92C</text:p>
          </table:table-cell>
          <table:table-cell office:value-type="float" office:value="5">
            <text:p>5</text:p>
          </table:table-cell>
          <table:table-cell office:value-type="string">
            <text:p>Cursing</text:p>
          </table:table-cell>
        </table:table-row>
        <table:table-row table:style-name="ro2">
          <table:table-cell office:value-type="string">
            <text:p>Smiling face with horns</text:p>
          </table:table-cell>
          <table:table-cell office:value-type="string">
            <text:p>😈</text:p>
          </table:table-cell>
          <table:table-cell office:value-type="string">
            <text:p>U+1F608</text:p>
          </table:table-cell>
          <table:table-cell office:value-type="float" office:value="3">
            <text:p>3</text:p>
          </table:table-cell>
          <table:table-cell office:value-type="string">
            <text:p>Mischievous evil</text:p>
          </table:table-cell>
        </table:table-row>
        <table:table-row table:style-name="ro2">
          <table:table-cell office:value-type="string">
            <text:p>Angry face with horns</text:p>
          </table:table-cell>
          <table:table-cell office:value-type="string">
            <text:p>👿</text:p>
          </table:table-cell>
          <table:table-cell office:value-type="string">
            <text:p>U+1F47F</text:p>
          </table:table-cell>
          <table:table-cell office:value-type="float" office:value="5">
            <text:p>5</text:p>
          </table:table-cell>
          <table:table-cell office:value-type="string">
            <text:p>Demonic rage</text:p>
          </table:table-cell>
        </table:table-row>
        <table:table-row table:style-name="ro2">
          <table:table-cell office:value-type="string">
            <text:p>Skull</text:p>
          </table:table-cell>
          <table:table-cell office:value-type="string">
            <text:p>💀</text:p>
          </table:table-cell>
          <table:table-cell office:value-type="string">
            <text:p>U+1F480</text:p>
          </table:table-cell>
          <table:table-cell office:value-type="float" office:value="3">
            <text:p>3</text:p>
          </table:table-cell>
          <table:table-cell office:value-type="string">
            <text:p>Death/dark humor</text:p>
          </table:table-cell>
        </table:table-row>
        <table:table-row table:style-name="ro2">
          <table:table-cell office:value-type="string">
            <text:p>Skull and cross-bone</text:p>
          </table:table-cell>
          <table:table-cell office:value-type="string">
            <text:p>☠️</text:p>
          </table:table-cell>
          <table:table-cell office:value-type="string">
            <text:p>U+2620</text:p>
          </table:table-cell>
          <table:table-cell office:value-type="float" office:value="4">
            <text:p>4</text:p>
          </table:table-cell>
          <table:table-cell office:value-type="string">
            <text:p>Danger/death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04">04.04.2025</text:date>, <text:time>17:51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ry </meta:initial-creator>
    <meta:creation-date>2025-04-04T17:22:39.26</meta:creation-date>
    <dc:date>2025-04-04T17:51:47.03</dc:date>
    <dc:creator>terry </dc:creator>
    <meta:editing-duration>PT13M57S</meta:editing-duration>
    <meta:editing-cycles>1</meta:editing-cycles>
    <meta:document-statistic meta:table-count="1" meta:cell-count="460" meta:object-count="0"/>
    <meta:generator>OpenOffice/4.1.15$Win32 OpenOffice.org_project/4115m2$Build-9813</meta:generator>
  </office:meta>
</office:document-meta>
</file>